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Gabriola" svg:font-family="Gabriola" style:font-family-generic="decorative" style:font-pitch="variable"/>
    <style:font-face style:name="Gabriola1" svg:font-family="Gabriola" style:font-adornments="Regular" style:font-family-generic="decorative" style:font-pitch="variable"/>
    <style:font-face style:name="Lucida Sans Unicode" svg:font-family="'Lucida Sans Unicode'" style:font-pitch="variable"/>
    <style:font-face style:name="Lucida Sans Unicode1" svg:font-family="'Lucida Sans Unicode'" style:font-family-generic="swiss"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Symbol1" svg:font-family="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ingRecipeIngredients">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TextBodyIngredients">
      <style:text-properties fo:font-size="12pt" fo:font-style="italic" style:text-underline-style="solid" style:text-underline-width="auto" style:text-underline-color="font-color" fo:font-weight="bold" officeooo:paragraph-rsid="00282d87" style:font-size-asian="12pt" style:font-style-asian="italic" style:font-weight-asian="bold" style:font-size-complex="12pt" style:font-style-complex="italic" style:font-weight-complex="bold"/>
    </style:style>
    <style:style style:name="P3" style:family="paragraph" style:parent-style-name="HeadingRecipeIngredients">
      <style:text-properties officeooo:paragraph-rsid="000ce40a"/>
    </style:style>
    <style:style style:name="P4" style:family="paragraph" style:parent-style-name="TextBodyIngredients">
      <style:text-properties officeooo:paragraph-rsid="000ce40a"/>
    </style:style>
    <style:style style:name="P5" style:family="paragraph" style:parent-style-name="HeadingRecipeHints">
      <style:text-properties officeooo:paragraph-rsid="000ce40a"/>
    </style:style>
    <style:style style:name="P6" style:family="paragraph" style:parent-style-name="HeadingRecipeIngredients">
      <style:text-properties officeooo:paragraph-rsid="0023828c"/>
    </style:style>
    <style:style style:name="P7" style:family="paragraph" style:parent-style-name="TextBodyIngredients">
      <style:text-properties officeooo:paragraph-rsid="0023828c"/>
    </style:style>
    <style:style style:name="P8" style:family="paragraph" style:parent-style-name="HeadingRecipeInstructions">
      <style:text-properties officeooo:paragraph-rsid="0023828c"/>
    </style:style>
    <style:style style:name="P9" style:family="paragraph" style:parent-style-name="HeadingRecipeHints">
      <style:text-properties officeooo:paragraph-rsid="0023828c"/>
    </style:style>
    <style:style style:name="P10" style:family="paragraph" style:parent-style-name="TextBodyIngredients">
      <style:text-properties style:use-window-font-color="true" loext:opacity="0%" style:font-name="Times New Roman" fo:font-size="12pt" fo:language="en" fo:country="US" fo:font-weight="normal" style:font-size-asian="12pt" style:language-asian="zxx" style:country-asian="none" style:font-weight-asian="normal" style:font-name-complex="Times New Roman" style:font-size-complex="12pt" style:language-complex="ar" style:country-complex="SA" style:font-weight-complex="normal"/>
    </style:style>
    <style:style style:name="P11" style:family="paragraph" style:parent-style-name="TextBodyIngredients">
      <style:text-properties style:use-window-font-color="true" loext:opacity="0%" style:font-name="Times New Roman" fo:font-size="12pt" fo:language="en" fo:country="US" style:text-underline-style="solid" style:text-underline-width="auto" style:text-underline-color="font-color" fo:font-weight="normal" style:font-size-asian="12pt" style:language-asian="zxx" style:country-asian="none" style:font-weight-asian="normal" style:font-name-complex="Times New Roman" style:font-size-complex="12pt" style:language-complex="ar" style:country-complex="SA" style:font-weight-complex="normal"/>
    </style:style>
    <style:style style:name="P12" style:family="paragraph" style:parent-style-name="TextBodyIngredients">
      <style:text-properties style:use-window-font-color="true" loext:opacity="0%"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3" style:family="paragraph" style:parent-style-name="TextBodyIngredients">
      <style:text-properties style:use-window-font-color="true" loext:opacity="0%" style:font-name="Times New Roman" fo:font-size="12pt" fo:language="en" fo:country="US" fo:font-style="italic" style:text-underline-style="solid" style:text-underline-width="auto" style:text-underline-color="font-color" fo:font-weight="bold" officeooo:paragraph-rsid="000620b0"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4" style:family="paragraph" style:parent-style-name="TextBodyIngredients">
      <style:text-properties style:use-window-font-color="true" loext:opacity="0%" style:font-name="Times New Roman" fo:font-size="12pt" fo:language="en" fo:country="US" fo:font-style="italic" style:text-underline-style="solid" style:text-underline-width="auto" style:text-underline-color="font-color" fo:font-weight="bold" officeooo:paragraph-rsid="003439c9"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5" style:family="paragraph" style:parent-style-name="TextBodyIngredients">
      <style:text-properties style:use-window-font-color="true" loext:opacity="0%" style:font-name="Times New Roman" fo:font-size="12pt" fo:language="en" fo:country="US" fo:font-style="italic" style:text-underline-style="none" fo:font-weight="normal" officeooo:paragraph-rsid="000620b0"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16" style:family="paragraph" style:parent-style-name="TextBodyIngredients">
      <style:text-properties style:use-window-font-color="true" loext:opacity="0%" style:font-name="Times New Roman" fo:font-size="12pt" fo:language="en" fo:country="US" fo:font-style="normal" style:text-underline-style="none" fo:font-weight="bold" officeooo:rsid="0035327e" officeooo:paragraph-rsid="0035327e" style:font-name-asian="SimSun" style:font-size-asian="12pt" style:language-asian="zh" style:country-asian="CN" style:font-style-asian="normal" style:font-weight-asian="bold" style:font-name-complex="Mangal" style:font-size-complex="12pt" style:language-complex="hi" style:country-complex="IN" style:font-style-complex="italic" style:font-weight-complex="bold"/>
    </style:style>
    <style:style style:name="P17" style:family="paragraph" style:parent-style-name="HeadingRecipeInstructions">
      <style:text-properties style:use-window-font-color="true" loext:opacity="0%" style:font-name="Times New Roman" fo:language="en" fo:country="US" fo:font-weight="normal" officeooo:paragraph-rsid="000ce40a" style:font-name-asian="Times New Roman" style:language-asian="zxx" style:country-asian="none" style:font-weight-asian="normal" style:font-name-complex="Times New Roman" style:language-complex="ar" style:country-complex="SA" style:font-weight-complex="normal"/>
    </style:style>
    <style:style style:name="P18" style:family="paragraph" style:parent-style-name="TextBodyIngredients">
      <style:text-properties fo:font-style="italic" officeooo:paragraph-rsid="000620b0" style:font-style-asian="italic" style:font-style-complex="italic"/>
    </style:style>
    <style:style style:name="P19" style:family="paragraph" style:parent-style-name="TextBodyIngredients">
      <style:text-properties officeooo:rsid="000fd7e8" officeooo:paragraph-rsid="000fd7e8"/>
    </style:style>
    <style:style style:name="P20" style:family="paragraph" style:parent-style-name="TextBodyIngredients">
      <style:text-properties officeooo:paragraph-rsid="00282d87"/>
    </style:style>
    <style:style style:name="P21" style:family="paragraph" style:parent-style-name="HeadingRecipeInstructions">
      <style:text-properties officeooo:paragraph-rsid="00282d87"/>
    </style:style>
    <style:style style:name="P22" style:family="paragraph" style:parent-style-name="HeadingRecipeHints">
      <style:text-properties officeooo:paragraph-rsid="00282d87"/>
    </style:style>
    <style:style style:name="P23" style:family="paragraph" style:parent-style-name="TextBodyIngredients">
      <style:text-properties officeooo:paragraph-rsid="00301096"/>
    </style:style>
    <style:style style:name="P24" style:family="paragraph" style:parent-style-name="TextBodyIngredients">
      <style:text-properties officeooo:paragraph-rsid="003439c9"/>
    </style:style>
    <style:style style:name="P25" style:family="paragraph" style:parent-style-name="HeadingRecipeInstructions">
      <style:text-properties officeooo:paragraph-rsid="003439c9"/>
    </style:style>
    <style:style style:name="P26" style:family="paragraph" style:parent-style-name="HeadingRecipeHints">
      <style:text-properties officeooo:paragraph-rsid="003439c9"/>
    </style:style>
    <style:style style:name="P27" style:family="paragraph" style:parent-style-name="TextBodyIngredients">
      <style:text-properties officeooo:rsid="0035327e" officeooo:paragraph-rsid="0035327e"/>
    </style:style>
    <style:style style:name="P28" style:family="paragraph" style:parent-style-name="TextBodyIngredients">
      <style:text-properties officeooo:rsid="003697c0" officeooo:paragraph-rsid="003697c0"/>
    </style:style>
    <style:style style:name="P29" style:family="paragraph" style:parent-style-name="HeadingRecipeInstructions">
      <style:text-properties officeooo:paragraph-rsid="000620b0"/>
    </style:style>
    <style:style style:name="P30" style:family="paragraph" style:parent-style-name="HeadingRecipeHints">
      <style:text-properties officeooo:paragraph-rsid="000b9cec"/>
    </style:style>
    <style:style style:name="P31" style:family="paragraph" style:parent-style-name="HeadingRecipe" style:master-page-name="RecipeHalfPageStyle">
      <style:paragraph-properties style:page-number="auto"/>
    </style:style>
    <style:style style:name="P32" style:family="paragraph" style:parent-style-name="HeadingRecipe" style:master-page-name="RecipeHalfPageStyle">
      <style:paragraph-properties style:page-number="auto" fo:break-before="page"/>
    </style:style>
    <style:style style:name="P33" style:family="paragraph" style:parent-style-name="HeadingRecipe" style:master-page-name="RecipeHalfPageStyle">
      <style:paragraph-properties style:page-number="auto" fo:break-before="page"/>
      <style:text-properties officeooo:rsid="003439c9" officeooo:paragraph-rsid="003439c9"/>
    </style:style>
    <style:style style:name="P34" style:family="paragraph" style:parent-style-name="HeadingRecipe" style:master-page-name="RecipeHalfPageStyle">
      <style:paragraph-properties style:page-number="auto" fo:break-before="page"/>
      <style:text-properties officeooo:paragraph-rsid="00282d87"/>
    </style:style>
    <style:style style:name="P35" style:family="paragraph" style:parent-style-name="HeadingRecipe" style:master-page-name="RecipeHalfPageStyle">
      <style:paragraph-properties style:page-number="auto" fo:break-before="page"/>
      <style:text-properties officeooo:rsid="000b9cec" officeooo:paragraph-rsid="000b9cec"/>
    </style:style>
    <style:style style:name="P36" style:family="paragraph" style:parent-style-name="HeadingRecipe" style:master-page-name="RecipeHalfPageStyle">
      <style:paragraph-properties style:page-number="auto" fo:break-before="page"/>
      <style:text-properties officeooo:rsid="000b9cec" officeooo:paragraph-rsid="0023828c"/>
    </style:style>
    <style:style style:name="P37" style:family="paragraph" style:parent-style-name="HeadingRecipe" style:master-page-name="RecipeHalfPageStyle">
      <style:paragraph-properties style:page-number="auto" fo:break-before="page"/>
      <style:text-properties officeooo:paragraph-rsid="000ce40a"/>
    </style:style>
    <style:style style:name="P38" style:family="paragraph" style:parent-style-name="TextInstructionsNumbered" style:list-style-name="WW8Num2"/>
    <style:style style:name="P39" style:family="paragraph" style:parent-style-name="TextInstructionsNumbered" style:list-style-name="WW8Num2">
      <style:text-properties officeooo:paragraph-rsid="0027cbb9"/>
    </style:style>
    <style:style style:name="P40" style:family="paragraph" style:parent-style-name="TextInstructionsNumbered" style:list-style-name="WW8Num4"/>
    <style:style style:name="P41" style:family="paragraph" style:parent-style-name="TextInstructionsNumbered" style:list-style-name="WW8Num4">
      <style:text-properties officeooo:paragraph-rsid="0023828c"/>
    </style:style>
    <style:style style:name="P42" style:family="paragraph" style:parent-style-name="TextInstructionsNumbered" style:list-style-name="WW8Num4">
      <style:text-properties officeooo:rsid="00301096" officeooo:paragraph-rsid="00301096"/>
    </style:style>
    <style:style style:name="P43" style:family="paragraph" style:parent-style-name="TextInstructionsNumbered" style:list-style-name="WW8Num4">
      <style:text-properties fo:font-style="normal" officeooo:rsid="0035327e" officeooo:paragraph-rsid="00387ae4" style:font-style-asian="normal" style:font-style-complex="normal"/>
    </style:style>
    <style:style style:name="P44" style:family="paragraph" style:parent-style-name="TextInstructionsNumbered" style:list-style-name="WW8Num4">
      <style:text-properties officeooo:rsid="003697c0" officeooo:paragraph-rsid="003697c0"/>
    </style:style>
    <style:style style:name="P45" style:family="paragraph" style:parent-style-name="TextInstructionsNumbered" style:list-style-name="WW8Num3">
      <style:text-properties style:use-window-font-color="true" loext:opacity="0%" style:font-name="Times New Roman" fo:font-size="12pt" fo:language="en" fo:country="US" style:text-underline-style="none" fo:font-weight="normal" officeooo:paragraph-rsid="00282d87" style:font-size-asian="12pt" style:font-weight-asian="normal" style:font-size-complex="12pt"/>
    </style:style>
    <style:style style:name="P46" style:family="paragraph" style:parent-style-name="TextInstructionsNumbered" style:list-style-name="WW8Num3">
      <style:text-properties style:use-window-font-color="true" loext:opacity="0%" style:font-name="Times New Roman" fo:font-size="12pt" fo:language="en" fo:country="US" style:text-underline-style="none" fo:font-weight="normal" officeooo:paragraph-rsid="00282d8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47" style:family="paragraph" style:parent-style-name="TextInstructionsNumbered">
      <style:text-properties style:use-window-font-color="true" loext:opacity="0%" style:font-name="Times New Roman" fo:font-size="12pt" fo:language="en" fo:country="US" fo:font-style="normal" style:text-underline-style="none" fo:font-weight="normal" officeooo:paragraph-rsid="000ce40a" style:font-name-asian="SimSun" style:font-size-asian="12pt" style:language-asian="zh" style:country-asian="CN" style:font-style-asian="normal" style:font-weight-asian="normal" style:font-name-complex="Mangal" style:font-size-complex="12pt" style:language-complex="hi" style:country-complex="IN"/>
    </style:style>
    <style:style style:name="P48" style:family="paragraph" style:parent-style-name="TextInstructionsNumbered" style:list-style-name="WW8Num4">
      <style:text-properties style:use-window-font-color="true" loext:opacity="0%" fo:font-size="12pt" fo:language="en" fo:country="US" fo:font-style="italic" fo:font-weight="normal" officeooo:paragraph-rsid="0023828c"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49" style:family="paragraph" style:parent-style-name="TextInstructionsNumbered" style:list-style-name="">
      <style:text-properties officeooo:paragraph-rsid="0023828c"/>
    </style:style>
    <style:style style:name="P50" style:family="paragraph" style:parent-style-name="TextInstructionsNumbered" style:list-style-name="WW8Num5"/>
    <style:style style:name="P51" style:family="paragraph" style:parent-style-name="TextInstructionsNumbered" style:list-style-name="WW8Num6"/>
    <style:style style:name="T1" style:family="text">
      <style:text-properties style:use-window-font-color="true" loext:opacity="0%"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2" style:family="text">
      <style:text-properties style:use-window-font-color="true" loext:opacity="0%" fo:font-size="12pt" fo:language="en" fo:country="US" fo:font-weight="normal" style:letter-kerning="true"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loext:opacity="0%" fo:font-size="12pt" fo:language="en" fo:country="US" fo:font-weight="normal" officeooo:rsid="003697c0" style:letter-kerning="true"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loext:opacity="0%" fo:font-size="12pt" fo:language="en" fo:country="US" fo:font-weight="normal" officeooo:rsid="00387ae4" style:letter-kerning="true"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5" style:family="text">
      <style:text-properties style:use-window-font-color="true" loext:opacity="0%" fo:font-size="12pt" fo:language="en" fo:country="US" fo:font-style="italic" fo:font-weight="normal" officeooo:rsid="001dda59" style:letter-kerning="true"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 style:family="text">
      <style:text-properties style:use-window-font-color="true" loext:opacity="0%" fo:font-size="12pt" fo:language="en" fo:country="US" fo:font-style="italic" fo:font-weight="normal" officeooo:rsid="000b9cec" style:letter-kerning="true"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 style:family="text">
      <style:text-properties style:use-window-font-color="true" loext:opacity="0%"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 style:family="text">
      <style:text-properties style:use-window-font-color="true" loext:opacity="0%" fo:font-size="12pt" fo:language="en" fo:country="US" fo:font-style="normal" fo:font-weight="normal" officeooo:rsid="000b9ce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 style:family="text">
      <style:text-properties style:use-window-font-color="true" loext:opacity="0%" fo:font-size="12pt" fo:language="en" fo:country="US" fo:font-style="normal" fo:font-weight="normal" officeooo:rsid="00103de5"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style:use-window-font-color="true" loext:opacity="0%" fo:font-size="12pt" fo:language="en" fo:country="US" fo:font-style="normal" fo:font-weight="normal" officeooo:rsid="00301096"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style:use-window-font-color="true" loext:opacity="0%" fo:font-size="12pt" fo:language="en" fo:country="US" fo:font-style="normal" fo:font-weight="normal" officeooo:rsid="0032d42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 style:family="text">
      <style:text-properties style:use-window-font-color="true" loext:opacity="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3" style:family="text">
      <style:text-properties style:use-window-font-color="true" loext:opacity="0%" fo:font-size="12pt" fo:language="en" fo:country="US" officeooo:rsid="000620b0" style:font-name-asian="Times New Roman" style:font-size-asian="12pt" style:language-asian="zxx" style:country-asian="none"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5" style:family="text">
      <style:text-properties officeooo:rsid="000b9cec"/>
    </style:style>
    <style:style style:name="T16" style:family="text">
      <style:text-properties officeooo:rsid="00103de5"/>
    </style:style>
    <style:style style:name="T17" style:family="text">
      <style:text-properties officeooo:rsid="00301096"/>
    </style:style>
    <style:style style:name="T18" style:family="text">
      <style:text-properties officeooo:rsid="0035327e"/>
    </style:style>
    <style:style style:name="T19" style:family="text">
      <style:text-properties officeooo:rsid="003697c0"/>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4" style:family="section">
      <style:section-properties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4"><text:alphabetical-index-mark-start text:id="IMark94292239765432"/>Israeli Salad<text:alphabetical-index-mark-end text:id="IMark94292239765432"/></text:h>
      <text:p text:style-name="HeadingRecipeHints">Prep Time: 20 minutes; Chill for 2 hours</text:p>
      <text:p text:style-name="P1">Ingredients</text:p>
      <text:section text:style-name="Sect1" text:name="Section1">
        <text:p text:style-name="P10">1 lb Persian cucumbers (~6)</text:p>
        <text:p text:style-name="P10">1 lb fresh ripe tomatoes, seeded and diced</text:p>
        <text:p text:style-name="P10">1/3 cup red onion</text:p>
        <text:p text:style-name="P10">½ cup minced fresh parsley</text:p>
        <text:p text:style-name="P10">Optional: 1 bell pepper chopped</text:p>
        <text:p text:style-name="P10">(red or green)</text:p>
        <text:p text:style-name="P11">Dressing </text:p>
        <text:p text:style-name="TextBodyIngredients">3 Tb<text:span text:style-name="T16">s</text:span> olive oil</text:p>
        <text:p text:style-name="TextBodyIngredients">3 Tb<text:span text:style-name="T16">s</text:span> lemon juice</text:p>
        <text:p text:style-name="TextBodyIngredients">1 Tb<text:span text:style-name="T16">s</text:span> dried mint</text:p>
        <text:p text:style-name="TextBodyIngredients">½ tsp salt</text:p>
        <text:p text:style-name="TextBodyIngredients"/>
      </text:section>
      <text:section text:style-name="Sect2" text:name="Section2">
        <text:p text:style-name="HeadingRecipeInstructions">Instructions</text:p>
        <text:list xml:id="list3305892983" text:style-name="WW8Num2">
          <text:list-item text:start-value="1">
            <text:p text:style-name="P38">Slice each half into 4 slices lengthwise, so you have 8 long, thin pieces total.</text:p>
          </text:list-item>
          <text:list-item>
            <text:p text:style-name="P38"><text:span text:style-name="T14">Hold the long, thin pieces together with one hand, and slice the bunch into very small pieces with the other hand</text:span><text:span text:style-name="T1">.</text:span></text:p>
          </text:list-item>
          <text:list-item>
            <text:p text:style-name="P38">Mix the cucumbers with the diced tomatoes, onions and parsl<text:span text:style-name="T16">e</text:span>y. </text:p>
          </text:list-item>
          <text:list-item>
            <text:p text:style-name="P39">Dressing: Mix the olive oil, lemon juice, salt and mint.</text:p>
          </text:list-item>
          <text:list-item>
            <text:p text:style-name="P39">Pour dressing over the vegetables and mix until vegetables are well coated.</text:p>
          </text:list-item>
        </text:list>
      </text:section>
      <text:h text:style-name="P32" text:outline-level="4"><text:alphabetical-index-mark-start text:id="IMark94292249660088"/>Tabouli<text:alphabetical-index-mark-end text:id="IMark94292249660088"/></text:h>
      <text:p text:style-name="HeadingRecipeHints">Prep time: 20 min; Cool 2-3 hours </text:p>
      <text:p text:style-name="P12">Ingredients:</text:p>
      <text:section text:style-name="Sect1" text:name="Section5">
        <text:p text:style-name="TextBodyIngredients">1 cup dry <text:span text:style-name="T17">b</text:span>ulg<text:span text:style-name="T17">h</text:span>ar wheat<text:tab/></text:p>
        <text:p text:style-name="TextBodyIngredients"><text:span text:style-name="T17">1</text:span> ½ cups boiling water </text:p>
        <text:p text:style-name="TextBodyIngredients">1 ½ tsp salt</text:p>
        <text:p text:style-name="TextBodyIngredients">¼ cup lemon or lime juice</text:p>
        <text:p text:style-name="TextBodyIngredients">1 heaping tsp crushed fresh garlic</text:p>
        <text:p text:style-name="TextBodyIngredients">¼ cup olive oil</text:p>
        <text:p text:style-name="TextBodyIngredients">½ tsp dried mint</text:p>
        <text:p text:style-name="TextBodyIngredients">1 cup packed chopped parsley</text:p>
        <text:p text:style-name="TextBodyIngredients">2 medium Tomatoes chopped</text:p>
        <text:p text:style-name="TextBodyIngredients">½ cup <text:span text:style-name="T17">chopped </text:span>green onions</text:p>
        <text:p text:style-name="TextBodyIngredients"/>
        <text:p text:style-name="P23">Optional: </text:p>
        <text:p text:style-name="P23"><text:s/>½ cup chickpeas or </text:p>
        <text:p text:style-name="P23">1 cup green pepper or </text:p>
        <text:p text:style-name="P23">1 chopped cucumber, or </text:p>
        <text:p text:style-name="P23">½ cup grated carrots.</text:p>
      </text:section>
      <text:section text:style-name="Sect2" text:name="Section6">
        <text:p text:style-name="HeadingRecipeInstructions">Instructions:</text:p>
        <text:list xml:id="list1261085471" text:style-name="WW8Num4">
          <text:list-item text:start-value="1">
            <text:p text:style-name="P40"><text:span text:style-name="T7">Combine </text:span><text:span text:style-name="T10">b</text:span><text:span text:style-name="T9">ulg</text:span><text:span text:style-name="T10">h</text:span><text:span text:style-name="T9">ar</text:span><text:span text:style-name="T7">, boiling water and salt in a bowl. <text:s/>Cover and let stand 15-20 minutes until </text:span><text:span text:style-name="T11">b</text:span><text:span text:style-name="T9">ulg</text:span><text:span text:style-name="T10">h</text:span><text:span text:style-name="T9">ar</text:span><text:span text:style-name="T7"> is </text:span><text:span text:style-name="T5">chewable.</text:span></text:p>
          </text:list-item>
          <text:list-item>
            <text:p text:style-name="P40">Add lemon juice, garlic, oil and mint and mix thoroughly. <text:s/>Refrigerate for 2-3 hours.</text:p>
          </text:list-item>
          <text:list-item>
            <text:p text:style-name="P42">Just before serving, add the vegetables and mix gently.</text:p>
          </text:list-item>
          <text:list-item>
            <text:p text:style-name="P42">Garnish with feta cheese and olives.</text:p>
          </text:list-item>
        </text:list>
        <text:h text:style-name="P33" text:outline-level="4">Kale, Qui<text:span text:style-name="T19">no</text:span>a Salad with Walnuts Grapes and <text:s/>Lemon Honey Dressing</text:h>
        <text:p text:style-name="P26">Prep time: 20 min; Cool 2-3 hours </text:p>
        <text:p text:style-name="P14">Ingredients:</text:p>
        <text:section text:style-name="Sect3" text:name="Section4">
          <text:p text:style-name="P24">1 <text:span text:style-name="T18">bunch Kale, stems removed &amp; thinly sliced</text:span><text:tab/></text:p>
          <text:p text:style-name="P27">4 cups cooked <text:span text:style-name="T19">Q</text:span>uinoa (1 cup dry)</text:p>
          <text:p text:style-name="P27">½ lb red grapes, halved</text:p>
          <text:p text:style-name="P27">½ small red onion, finely chopped</text:p>
          <text:p text:style-name="P27">½ cup coarsely chopped walnuts (can toast)</text:p>
          <text:p text:style-name="P16">Dressing:</text:p>
          <text:p text:style-name="P27">½ cup fresh lemon juice</text:p>
          <text:p text:style-name="P27">1/3 cup virgin olive oil</text:p>
          <text:p text:style-name="P24"><text:s/><text:span text:style-name="T18">1 heaping Tbs Dijon mustard</text:span></text:p>
          <text:p text:style-name="P27">1 Tbs honey</text:p>
          <text:p text:style-name="P27">2 cloves garlic, minced</text:p>
          <text:p text:style-name="P27">½ tsp cumin</text:p>
          <text:p text:style-name="P27">¼ tsp coriander</text:p>
          <text:p text:style-name="P28">Salt &amp; Black Pepper</text:p>
        </text:section>
        <text:p text:style-name="P25">Instructions:</text:p>
        <text:list xml:id="list111245597739622" text:continue-list="list1261085471" text:style-name="WW8Num4">
          <text:list-item text:start-value="1">
            <text:p text:style-name="P43"><text:span text:style-name="T4">Ellen Spitz &lt;ejanspitz@gmail.com&gt;</text:span><text:span text:style-name="T2">pepper </text:span><text:span text:style-name="T3">in a large bowl. <text:s/>Gently massage the kale to soften and wilt if slightly.</text:span></text:p>
          </text:list-item>
          <text:list-item>
            <text:p text:style-name="P44">Add Quiona, grapes, onion and walnuts and toss to combine.</text:p>
          </text:list-item>
          <text:list-item>
            <text:p text:style-name="P44">Dressing: Whisk together dressing ingredients in a small bowl. Pour over salad and mix well.</text:p>
          </text:list-item>
          <text:list-item>
            <text:p text:style-name="P44">Serve with additional chopped walnuts sprinkled over the salad.</text:p>
          </text:list-item>
        </text:list>
        <text:h text:style-name="P34" text:outline-level="4"><text:alphabetical-index-mark-start text:id="IMark94292249660088"/>Black Beans and Corn Salsa<text:alphabetical-index-mark-end text:id="IMark94292249660088"/></text:h>
        <text:p text:style-name="P22">Prep Time: 20 minutes; Cool 2 hours</text:p>
        <text:p text:style-name="P2">Ingredients</text:p>
        <text:section text:style-name="Sect3" text:name="Section3">
          <text:p text:style-name="P20">2 cans of black beans (15 oz)</text:p>
          <text:p text:style-name="P20">1 lb frozen corn</text:p>
          <text:p text:style-name="P20">½ cup chopped tomatoes</text:p>
          <text:p text:style-name="P20">¼ cup red onions</text:p>
          <text:p text:style-name="P20">½ cup fresh chopped cilantro</text:p>
          <text:p text:style-name="P20"/>
          <text:p text:style-name="P20">Dressing:</text:p>
          <text:p text:style-name="P20">6 Tb<text:span text:style-name="T16">s</text:span> lime juice</text:p>
          <text:p text:style-name="P20">6 Tb<text:span text:style-name="T16">s</text:span> vegetable oil</text:p>
          <text:p text:style-name="P20">1 ½ tsp cumin</text:p>
          <text:p text:style-name="P20">Optional: 2 avocados cut into small pieces</text:p>
        </text:section>
        <text:p text:style-name="P21">Instructions</text:p>
        <text:list xml:id="list4127403110" text:style-name="WW8Num3">
          <text:list-item text:start-value="1">
            <text:p text:style-name="P45">Mix black beans, frozen corn, tomatoes and onions in a bowl. </text:p>
          </text:list-item>
          <text:list-item>
            <text:p text:style-name="P45">Mix dressing (lime juice, oil and cumin)</text:p>
          </text:list-item>
          <text:list-item>
            <text:p text:style-name="P46">Pour dressing over the bean mixture.</text:p>
          </text:list-item>
          <text:list-item>
            <text:p text:style-name="P45">Cool for 2 hours.</text:p>
          </text:list-item>
        </text:list>
        <text:h text:style-name="P35" text:outline-level="4"><text:alphabetical-index-mark-start text:id="IMark94292239765432"/>Coleslaw with Mustard-Ginger Dressing<text:alphabetical-index-mark-end text:id="IMark94292239765432"/></text:h>
        <text:p text:style-name="P30"><text:span text:style-name="T15">From Bon Appetite magazine Jul 1995 </text:span><text:s/></text:p>
        <text:p text:style-name="HeadingRecipeIngredients">Ingredients:</text:p>
        <text:section text:style-name="Sect3" text:name="Section12">
          <text:p text:style-name="TextBodyIngredients">1 <text:span text:style-name="T15">large head green cabbage</text:span><text:tab/></text:p>
          <text:p text:style-name="TextBodyIngredients">1 cup shredded red cabbage</text:p>
          <text:p text:style-name="TextBodyIngredients">1 cup shredded peeled carrots</text:p>
          <text:p text:style-name="TextBodyIngredients">½ cup chopped green bell pepper</text:p>
          <text:p text:style-name="TextBodyIngredients">½ cup chopped red bell pepper</text:p>
          <text:p text:style-name="TextBodyIngredients">½ cup chopped onion</text:p>
          <text:p text:style-name="TextBodyIngredients">Dressing</text:p>
          <text:p text:style-name="TextBodyIngredients">½ cup sugar</text:p>
          <text:p text:style-name="TextBodyIngredients">½ cup vegetable oil</text:p>
          <text:p text:style-name="TextBodyIngredients">½ cup distilled vinegar</text:p>
          <text:p text:style-name="TextBodyIngredients">1 tsp dry mustard</text:p>
          <text:p text:style-name="TextBodyIngredients">¾ tsp ground ginger</text:p>
        </text:section>
        <text:p text:style-name="HeadingRecipeInstructions">Instructions:</text:p>
        <text:list xml:id="list111246934392265" text:continue-list="list111245597739622" text:style-name="WW8Num4">
          <text:list-item text:start-value="1">
            <text:p text:style-name="P40"><text:span text:style-name="T7">Combine </text:span><text:span text:style-name="T8">first 6 ingredients</text:span><text:span text:style-name="T6">.</text:span></text:p>
          </text:list-item>
          <text:list-item>
            <text:p text:style-name="P40">Whisk sugar, oil, vinegar, mustard and ginger in medium bowl to blend.</text:p>
          </text:list-item>
          <text:list-item>
            <text:p text:style-name="P40">Pour dressing over vegetables and toss to coat.</text:p>
          </text:list-item>
          <text:list-item>
            <text:p text:style-name="P40">Cover and refrigerate at least 2 hours, tossing occasionally.</text:p>
          </text:list-item>
        </text:list>
        <text:h text:style-name="P36" text:outline-level="4"><text:alphabetical-index-mark text:string-value="Spinach Salad with Bosc Pears etc"/><text:alphabetical-index-mark text:string-value="Spinach Salad with Bosc Pears etc"/>Spinach Salad with Bosc Pears, Cranberries, Red Onion and toasted Hazelnuts</text:h>
        <text:p text:style-name="P9"><text:span text:style-name="T15">Prep time: 20 min </text:span><text:s/></text:p>
        <text:p text:style-name="P6">Ingredients:</text:p>
        <text:section text:style-name="Sect3" text:name="Section14">
          <text:p text:style-name="P7">Dressing</text:p>
          <text:p text:style-name="P7">½ cup olive oil</text:p>
          <text:p text:style-name="P7">2 Tbl balsamic vinegar<text:tab/></text:p>
          <text:p text:style-name="P7">2 tsp whole-grain mustard</text:p>
          <text:p text:style-name="P7">1 tsp sugar</text:p>
          <text:p text:style-name="P7">1 tsp kosher or sea salt</text:p>
          <text:p text:style-name="P7">Freshly ground pepper</text:p>
          <text:p text:style-name="P7">Salad Ingredients</text:p>
          <text:p text:style-name="P7">1 cup thinly sliced red onions</text:p>
          <text:p text:style-name="P7">½ cup dried cranberries</text:p>
          <text:p text:style-name="P7">8 cups of lightly packed fresh baby spinach leaves, stems removed if needed</text:p>
          <text:p text:style-name="P7">2 firm, but ripe Bosc pears, quartered lengthwise, cored and cut int long thin slices</text:p>
          <text:p text:style-name="P7">2/3 cups of roasted hazelnuts chopped</text:p>
        </text:section>
        <text:p text:style-name="P8">Instructions:</text:p>
        <text:list xml:id="list111246329172314" text:continue-list="list111246934392265" text:style-name="WW8Num4">
          <text:list-item text:start-value="1">
            <text:p text:style-name="P41">To make the dressing, in a small jar with a tight-fitting lid, combine the olive oil, vinegar, mustard, sugar, salt, and pepper to taste. Cover tightly and shake vigorously to blend. Taste and adjust the seasoning. Set aside.</text:p>
          </text:list-item>
          <text:list-item>
            <text:p text:style-name="P41">Place the onions in a medium bowl and cover with cold water. Let stand for 30 minutes. This crisps the onion and takes away the raw onion taste. Drain well and pat dry on paper towels..</text:p>
          </text:list-item>
          <text:list-item>
            <text:p text:style-name="P41">In a small bowl, toss the cranberries with 2 tablespoons of the dressing to soften them. Set aside for at least 20 minutes or until ready to serve the salad..</text:p>
          </text:list-item>
          <text:list-item>
            <text:p text:style-name="P41">To assemble the salad, place the spinach, onions, and pears in a large bowl. Give the remaining dressing a last-minute shake and pour over the salad. Toss to coat evenly. Arrange the salad in a large serving bowl or divide it evenly among 8 salad plates. Scatter the cranberries and hazelnuts over the top(s). Serve immediately.</text:p>
          </text:list-item>
        </text:list>
        <text:p text:style-name="P49">Roasted Hazelnuts:</text:p>
        <text:list xml:id="list111245596254329" text:continue-numbering="true" text:style-name="WW8Num4">
          <text:list-header>
            <text:p text:style-name="P48">To toast, spread the hazelnuts in a single layer on a rimmed baking sheet and place in a preheated 375°F oven. Toast for about 12 minutes until lightly browned.</text:p>
          </text:list-header>
        </text:list>
        <text:p text:style-name="HeadingRecipeHints"/>
      </text:section>
      <text:section text:style-name="Sect4" text:name="Section10">
        <text:h text:style-name="P32" text:outline-level="4"><text:alphabetical-index-mark-start text:id="IMark94292248936648"/>Spinach Salad<text:alphabetical-index-mark-end text:id="IMark94292248936648"/></text:h>
        <text:p text:style-name="HeadingRecipeHints">Serves 4-6 (with extra dressing)</text:p>
        <text:p text:style-name="P13">Ingredients:</text:p>
        <text:section text:style-name="Sect1" text:name="Section11">
          <text:p text:style-name="P15">Dressing</text:p>
          <text:p text:style-name="TextBodyIngredients">½ cup balsamic vinegar (cheap kind is fine)<text:line-break/>3/4 cup olive oil<text:line-break/>1 T<text:span text:style-name="T16">bs</text:span> sugar<text:line-break/>½ tsp kosher salt<text:line-break/>1/8 tsp fresh ground pepper</text:p>
          <text:p text:style-name="P18">Salad Ingredients</text:p>
          <text:p text:style-name="TextBodyIngredients">6 cups fresh baby spinach<text:line-break/>½ cup chopped walnuts<text:line-break/>¼ cup crumbled feta<text:line-break/>¼ cup dried fruit like cranberries or raisins</text:p>
        </text:section>
        <text:p text:style-name="P29">Instructions:</text:p>
        <text:list xml:id="list2474563496" text:style-name="WW8Num5">
          <text:list-item text:start-value="1">
            <text:p text:style-name="P50">Put vinegar, olive oil, sugar, salt and pepper in a bottle and shake well to combine.</text:p>
          </text:list-item>
          <text:list-item>
            <text:p text:style-name="P50">Toss spinach with nuts, feta and fruit. Give dressing another shake and drizzle over individual servings.</text:p>
            <text:p text:style-name="P50"/>
          </text:list-item>
        </text:list>
        <text:h text:style-name="P37" text:outline-level="4"><text:alphabetical-index-mark-start text:id="IMark94292248936552"/>Summer Barley Salad<text:alphabetical-index-mark-end text:id="IMark94292248936552"/></text:h>
        <text:p text:style-name="P5">Serves 6-8</text:p>
        <text:p text:style-name="P3">Ingredients:</text:p>
        <text:section text:style-name="Sect1" text:name="Section13">
          <text:p text:style-name="P4">5 cups cooked pearl barley </text:p>
          <text:p text:style-name="P4">(1 cup raw)</text:p>
          <text:p text:style-name="P4"><text:span text:style-name="T13">1 </text:span><text:span text:style-name="T12">cup red pepper, diced </text:span><text:tab/></text:p>
          <text:p text:style-name="P4">1 ½ cups fresh, cooked corn kernels</text:p>
          <text:p text:style-name="P4">1 cup zucchini, diced</text:p>
          <text:p text:style-name="P4">½ cup red onion, diced</text:p>
          <text:p text:style-name="P4">¼ cup lemon juice<text:line-break/>1 garlic clove, finely minced<text:line-break/>½ cup olive oil<text:line-break/>Salt and pepper<text:line-break/>¼ cup fresh basil, finely chopped<text:line-break/>¼ cup fresh parsley, finely chopped<text:line-break/>2 T<text:span text:style-name="T16">bs</text:span> mint, finely chopped</text:p>
        </text:section>
        <text:p text:style-name="P17">Instructions</text:p>
        <text:list xml:id="list141094916" text:style-name="TextRecipeNumbering">
          <text:list-item text:start-value="1">
            <text:p text:style-name="P47">Toss the vegetables with the barley. </text:p>
          </text:list-item>
          <text:list-item>
            <text:p text:style-name="P47">Mix the vinegar, garlic and oil in a bowl and pour over the barley and vegetables. </text:p>
          </text:list-item>
          <text:list-item>
            <text:p text:style-name="P47">Sprinkle on salt and fresh ground pepper to taste, and the herbs and toss again until everything is combined. </text:p>
          </text:list-item>
          <text:list-item>
            <text:p text:style-name="P47">Taste for seasoning. Serve room temperature or chilled.</text:p>
          </text:list-item>
        </text:list>
        <text:p text:style-name="HeadingRecipeHints"/>
        <text:h text:style-name="P32" text:outline-level="4"><text:alphabetical-index-mark-start text:id="IMark94292248936552"/>Potato Salad<text:alphabetical-index-mark-end text:id="IMark94292248936552"/></text:h>
        <text:p text:style-name="HeadingRecipeIngredients">Ingredients:</text:p>
        <text:section text:style-name="Sect1" text:name="Section9">
          <text:p text:style-name="P19">Potatoes</text:p>
          <text:p text:style-name="P19">Yellow mustard</text:p>
          <text:p text:style-name="P19">white vinegar</text:p>
          <text:p text:style-name="P19">celery</text:p>
          <text:p text:style-name="P19">onions</text:p>
          <text:p text:style-name="P19">salt</text:p>
          <text:p text:style-name="P19">Eggs</text:p>
          <text:p text:style-name="P19">Mayonnaise</text:p>
        </text:section>
        <text:p text:style-name="HeadingRecipeInstructions">Instructions</text:p>
        <text:list xml:id="list107215611" text:style-name="WW8Num6">
          <text:list-item text:start-value="1">
            <text:p text:style-name="P51">Cook potatoes a day ahead. <text:s/>Refrigerate.</text:p>
          </text:list-item>
          <text:list-item>
            <text:p text:style-name="P51">Peel potatoes and marinate in a little bit of vinegar &amp; salt.</text:p>
          </text:list-item>
          <text:list-item>
            <text:p text:style-name="P51">Let stand ½ hour or longer.</text:p>
          </text:list-item>
          <text:list-item>
            <text:p text:style-name="P51">Add chopped celery, onion and mustard.</text:p>
          </text:list-item>
          <text:list-item>
            <text:p text:style-name="P51">Mix thoroughly. <text:s/>Add mayonnaise and season to taste.</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Gabriola" svg:font-family="Gabriola" style:font-family-generic="decorative" style:font-pitch="variable"/>
    <style:font-face style:name="Gabriola1" svg:font-family="Gabriola" style:font-adornments="Regular" style:font-family-generic="decorative" style:font-pitch="variable"/>
    <style:font-face style:name="Lucida Sans Unicode" svg:font-family="'Lucida Sans Unicode'" style:font-pitch="variable"/>
    <style:font-face style:name="Lucida Sans Unicode1" svg:font-family="'Lucida Sans Unicode'" style:font-family-generic="swiss"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Symbol1" svg:font-family="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1"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list-style-name="" style:class="text">
      <style:paragraph-properties fo:margin-left="0in" fo:margin-right="0in" fo:margin-top="0.1665in" fo:margin-bottom="0.0835in" style: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1"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1"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style: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style:contextual-spacing="false" fo:text-align="center" style:justify-single-word="false" style:page-number="auto" fo:break-before="page">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style:font-weight-complex="bold" fo:hyphenate="false" fo:hyphenation-remain-char-count="2" fo:hyphenation-push-char-count="2" loext:hyphenation-no-caps="false"/>
    </style:style>
    <style:style style:name="HeadingRecipeIngredients" style:family="paragraph" style:next-style-name="TextBodyIngredients">
      <style:paragraph-properties fo:margin-top="0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loext:opacity="0%" style:font-name="Times New Roman"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fo:hyphenate="false" fo:hyphenation-remain-char-count="2" fo:hyphenation-push-char-count="2" loext:hyphenation-no-caps="false"/>
    </style:style>
    <style:style style:name="HeadingRecipeInstructions" style:family="paragraph" style:next-style-name="TextInstructionsNumbered">
      <style:paragraph-properties fo:margin-top="0.1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loext:opacity="0%"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style:contextual-spacing="false" fo:text-align="center" style:justify-single-word="false" style:page-number="auto"/>
      <style:text-properties style:font-name="Gabriola1"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style:contextual-spacing="false" fo:text-align="center" style:justify-single-word="false" fo:orphans="0" fo:widows="0" fo:hyphenation-ladder-count="no-limit" fo:text-indent="0in" style:auto-text-indent="false"/>
      <style:text-properties style:use-window-font-color="true" loext:opacity="0%" style:font-name="Gabriola" fo:font-family="Gabriola" style:font-family-generic="decorative" style:font-pitch="variable" fo:font-size="24pt" fo:language="en" fo:country="US" style:text-underline-style="none" fo:font-weight="normal" style:font-name-asian="SimSun" style:font-family-asian="SimSun" style:font-pitch-asian="variable" style:font-size-asian="24pt" style:language-asian="zh" style:country-asian="CN"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2pt" fo:language="en" fo:country="US" fo:font-style="italic" fo:font-weight="normal" style:letter-kerning="true" style:font-name-asian="Times New Roman" style:font-family-asian="'Times New Roman'" style:font-family-generic-asian="roman" style:font-pitch-asian="variable" style:font-size-asian="12pt" style:language-asian="zxx" style:country-asian="none" style:font-style-asian="italic" style:font-weight-asian="normal" style:font-name-complex="Times New Roman" style:font-family-complex="'Times New Roman'" style:font-family-generic-complex="roman" style:font-pitch-complex="variable" style:font-size-complex="12pt" style:language-complex="ar" style:country-complex="SA" style:font-style-complex="italic" style:font-weight-complex="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1" fo:font-family="Symbol" fo:language="en" fo:country="US" style:font-name-complex="OpenSymbol" style:font-family-complex="OpenSymbol, 'Arial Unicode MS'"/>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plaincharacterwrap_20_break" style:display-name="plaincharacterwrap break"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loext:num-list-format="%4%"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loext:num-list-format="%5%"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loext:num-list-format="%6%"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loext:num-list-format="%7%"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loext:num-list-format="%8%"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5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5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5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5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5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5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5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6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6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6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6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6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6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6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7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7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7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7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7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7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7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7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border" draw:fill-color="#ffffff" draw:opacity="100%"/>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RightPageRecipe" style:page-layout-name="Mpm2" draw:style-name="Mdp1" style:next-style-name="MirrorPageRecipe"/>
    <style:master-page style:name="MirrorPageRecipe" style:page-layout-name="Mpm3" draw:style-name="Mdp1"/>
    <style:master-page style:name="RecipeHalfPageStyle" style:page-layout-name="Mpm1" draw:style-name="Mdp1"/>
    <style:master-page style:name="TitlePageStyle" style:page-layout-name="Mpm4" draw:style-name="Mdp2"/>
    <style:master-page style:name="SpineTitlePageStyle" style:page-layout-name="Mpm5" draw:style-name="Mdp2"/>
    <style:master-page style:name="RecipeHalfPageRightStyle" style:page-layout-name="Mpm6" draw:style-name="Mdp1" style:next-style-name="RecipeHalfPageStyl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in d’amande</dc:title>
    <meta:initial-creator>David Holland-Moritz</meta:initial-creator>
    <meta:creation-date>2011-12-23T19:46:00</meta:creation-date>
    <dc:date>2023-06-11T11:12:44.837439572</dc:date>
    <meta:print-date>2016-07-02T15:00:37.153228284</meta:print-date>
    <meta:editing-cycles>53</meta:editing-cycles>
    <meta:editing-duration>PT14H14M54S</meta:editing-duration>
    <meta:generator>LibreOffice/7.3.7.2$Linux_X86_64 LibreOffice_project/30$Build-2</meta:generator>
    <meta:printed-by>David Holland-Moritz</meta:printed-by>
    <meta:document-statistic meta:table-count="0" meta:image-count="0" meta:object-count="0" meta:page-count="10" meta:paragraph-count="167" meta:word-count="1142" meta:character-count="6349" meta:non-whitespace-character-count="5342"/>
  </office:meta>
</office:document-meta>
</file>